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2.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2.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normal" fo:font-family="'Liberation Serif'" style:font-family-asian="'Liberation Serif'" style:font-family-complex="'Liberation Serif'"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normal" fo:font-family="Calibri" style:font-family-asian="Calibri" style:font-family-complex="Calibri"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2.00pt" fo:font-weight="normal" fo:font-family="Calibri" style:font-family-asian="Calibri" style:font-family-complex="Calibri" fo:background-color="transparent" style:use-window-font-color="true"/>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Calibri" style:font-family-asian="Calibri" style:font-family-complex="Calibri" fo:background-color="transparent" style:use-window-font-color="true"/>
    </style:style>
    <style:style style:name="T39" style:family="text">
      <style:text-properties fo:font-size="12.00pt" fo:font-weight="normal"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Calibri" style:font-family-asian="Calibri" style:font-family-complex="Calibri"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Calibri" style:font-family-asian="Calibri" style:font-family-complex="Calibri" fo:background-color="transparent" style:use-window-font-color="true"/>
    </style:style>
    <style:style style:name="T43" style:family="text">
      <style:text-properties fo:font-size="12.00pt" fo:font-weight="normal"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Calibri" style:font-family-asian="Calibri" style:font-family-complex="Calibri" fo:background-color="transparent" style:use-window-font-color="true"/>
    </style:style>
    <style:style style:name="T45" style:family="text">
      <style:text-properties fo:font-size="12.00pt" fo:font-weight="normal"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Calibri" style:font-family-asian="Calibri" style:font-family-complex="Calibri" fo:background-color="transparent" style:use-window-font-color="true"/>
    </style:style>
    <style:style style:name="T47" style:family="text">
      <style:text-properties fo:font-size="12.00pt" fo:font-weight="normal" fo:font-family="'Liberation Serif'" style:font-family-asian="'Liberation Serif'" style:font-family-complex="'Liberation Serif'" fo:background-color="transparent" style:use-window-font-color="true"/>
    </style:style>
    <style:style style:name="T48" style:family="text">
      <style:text-properties fo:font-size="12.00pt" fo:font-weight="normal" fo:font-family="Calibri" style:font-family-asian="Calibri" style:font-family-complex="Calibri"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2.00pt" fo:font-weight="normal" fo:font-family="Calibri" style:font-family-asian="Calibri" style:font-family-complex="Calibri"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normal" fo:font-family="Calibri" style:font-family-asian="Calibri" style:font-family-complex="Calibri"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normal" fo:font-family="Calibri" style:font-family-asian="Calibri" style:font-family-complex="Calibri"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2.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Calibri" style:font-family-asian="Calibri" style:font-family-complex="Calibri" fo:background-color="transparent" style:use-window-font-color="true"/>
    </style:style>
    <style:style style:name="T61" style:family="text">
      <style:text-properties fo:font-size="12.00pt" fo:font-weight="normal"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Calibri" style:font-family-asian="Calibri" style:font-family-complex="Calibri" fo:background-color="transparent" style:use-window-font-color="true"/>
    </style:style>
    <style:style style:name="T63" style:family="text">
      <style:text-properties fo:font-size="12.00pt" fo:font-weight="normal"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Calibri" style:font-family-asian="Calibri" style:font-family-complex="Calibri" fo:background-color="transparent" style:use-window-font-color="true"/>
    </style:style>
    <style:style style:name="T65" style:family="text">
      <style:text-properties fo:font-size="12.00pt" fo:font-weight="normal"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Calibri" style:font-family-asian="Calibri" style:font-family-complex="Calibri" fo:background-color="transparent" style:use-window-font-color="true"/>
    </style:style>
    <style:style style:name="T67" style:family="text">
      <style:text-properties fo:font-size="12.00pt" fo:font-weight="normal"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Calibri" style:font-family-asian="Calibri" style:font-family-complex="Calibri" fo:background-color="transparent" style:use-window-font-color="true"/>
    </style:style>
    <style:style style:name="T69" style:family="text">
      <style:text-properties fo:font-size="12.00pt" fo:font-weight="normal"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Calibri" style:font-family-asian="Calibri" style:font-family-complex="Calibri" fo:background-color="transparent" style:use-window-font-color="true"/>
    </style:style>
    <style:style style:name="T71" style:family="text">
      <style:text-properties fo:font-size="12.00pt" fo:font-weight="normal"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Calibri" style:font-family-asian="Calibri" style:font-family-complex="Calibri"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Calibri" style:font-family-asian="Calibri" style:font-family-complex="Calibri"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2.00pt" fo:font-weight="normal" fo:font-family="Calibri" style:font-family-asian="Calibri" style:font-family-complex="Calibri"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2.00pt" fo:font-weight="normal" fo:font-family="Calibri" style:font-family-asian="Calibri" style:font-family-complex="Calibri"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normal" fo:font-family="Calibri" style:font-family-asian="Calibri" style:font-family-complex="Calibri"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2.00pt" fo:font-weight="normal" fo:font-family="Calibri" style:font-family-asian="Calibri" style:font-family-complex="Calibri" fo:background-color="transparent" style:use-window-font-color="true"/>
    </style:style>
    <style:style style:name="T83" style:family="text">
      <style:text-properties fo:font-size="12.00pt" fo:font-weight="normal"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Calibri" style:font-family-asian="Calibri" style:font-family-complex="Calibri" fo:background-color="transparent" style:use-window-font-color="true"/>
    </style:style>
    <style:style style:name="T85" style:family="text">
      <style:text-properties fo:font-size="12.00pt" fo:font-weight="normal" fo:font-family="'Liberation Serif'" style:font-family-asian="'Liberation Serif'" style:font-family-complex="'Liberation Serif'" fo:background-color="transparent" style:use-window-font-color="true"/>
    </style:style>
    <style:style style:name="T86" style:family="text">
      <style:text-properties fo:font-size="12.00pt" fo:font-weight="normal" fo:font-family="Calibri" style:font-family-asian="Calibri" style:font-family-complex="Calibri" fo:background-color="transparent" style:use-window-font-color="true"/>
    </style:style>
    <style:style style:name="T87" style:family="text">
      <style:text-properties fo:font-size="12.00pt" fo:font-weight="normal" fo:font-family="'Liberation Serif'" style:font-family-asian="'Liberation Serif'" style:font-family-complex="'Liberation Serif'" fo:background-color="transparent" style:use-window-font-color="true"/>
    </style:style>
    <style:style style:name="T88" style:family="text">
      <style:text-properties fo:font-size="12.00pt" fo:font-weight="normal" fo:font-family="Calibri" style:font-family-asian="Calibri" style:font-family-complex="Calibri" fo:background-color="transparent" style:use-window-font-color="true"/>
    </style:style>
    <style:style style:name="T89" style:family="text">
      <style:text-properties fo:font-size="12.00pt" fo:font-weight="normal" fo:font-family="'Liberation Serif'" style:font-family-asian="'Liberation Serif'" style:font-family-complex="'Liberation Serif'" fo:background-color="transparent" style:use-window-font-color="true"/>
    </style:style>
    <style:style style:name="T90" style:family="text">
      <style:text-properties fo:font-size="12.00pt" fo:font-weight="normal" fo:font-family="Calibri" style:font-family-asian="Calibri" style:font-family-complex="Calibri"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normal" fo:font-family="Calibri" style:font-family-asian="Calibri" style:font-family-complex="Calibri"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normal" fo:font-family="Calibri" style:font-family-asian="Calibri" style:font-family-complex="Calibri"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normal" fo:font-family="Calibri" style:font-family-asian="Calibri" style:font-family-complex="Calibri"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2.00pt" fo:font-weight="normal" fo:font-family="Calibri" style:font-family-asian="Calibri" style:font-family-complex="Calibri"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2.00pt" fo:font-weight="normal" fo:font-family="Calibri" style:font-family-asian="Calibri" style:font-family-complex="Calibri" fo:background-color="transparent" style:use-window-font-color="true"/>
    </style:style>
    <style:style style:name="T101" style:family="text">
      <style:text-properties fo:font-size="12.00pt" fo:font-weight="normal" fo:font-family="'Liberation Serif'" style:font-family-asian="'Liberation Serif'" style:font-family-complex="'Liberation Serif'" fo:background-color="transparent" style:use-window-font-color="true"/>
    </style:style>
    <style:style style:name="T102" style:family="text">
      <style:text-properties fo:font-size="12.00pt" fo:font-weight="normal" fo:font-family="Calibri" style:font-family-asian="Calibri" style:font-family-complex="Calibri"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normal" fo:font-family="Calibri" style:font-family-asian="Calibri" style:font-family-complex="Calibri"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2.00pt" fo:font-weight="normal" fo:font-family="Calibri" style:font-family-asian="Calibri" style:font-family-complex="Calibri" fo:background-color="transparent" style:use-window-font-color="true"/>
    </style:style>
    <style:style style:name="T107" style:family="text">
      <style:text-properties fo:font-size="12.00pt" fo:font-weight="normal" fo:font-family="'Liberation Serif'" style:font-family-asian="'Liberation Serif'" style:font-family-complex="'Liberation Serif'" fo:background-color="transparent" style:use-window-font-color="true"/>
    </style:style>
    <style:style style:name="T108" style:family="text">
      <style:text-properties fo:font-size="12.00pt" fo:font-weight="normal" fo:font-family="Calibri" style:font-family-asian="Calibri" style:font-family-complex="Calibri" fo:background-color="transparent" style:use-window-font-color="true"/>
    </style:style>
    <style:style style:name="T109" style:family="text">
      <style:text-properties fo:font-size="12.00pt" fo:font-weight="normal" fo:font-family="'Liberation Serif'" style:font-family-asian="'Liberation Serif'" style:font-family-complex="'Liberation Serif'" fo:background-color="transparent" style:use-window-font-color="true"/>
    </style:style>
    <style:style style:name="T110" style:family="text">
      <style:text-properties fo:font-size="12.00pt" fo:font-weight="normal" fo:font-family="Calibri" style:font-family-asian="Calibri" style:font-family-complex="Calibri"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normal" fo:font-family="Calibri" style:font-family-asian="Calibri" style:font-family-complex="Calibri"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2.00pt" fo:font-weight="normal" fo:font-family="Calibri" style:font-family-asian="Calibri" style:font-family-complex="Calibri"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2.00pt" fo:font-weight="normal" fo:font-family="Calibri" style:font-family-asian="Calibri" style:font-family-complex="Calibri"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2.00pt" fo:font-weight="normal" fo:font-family="'Liberation Serif'" style:font-family-asian="'Liberation Serif'" style:font-family-complex="'Liberation Serif'" fo:background-color="transparent" style:use-window-font-color="true"/>
    </style:style>
    <style:style style:name="T121" style:family="text">
      <style:text-properties fo:font-size="12.00pt" fo:font-weight="normal" fo:font-family="Calibri" style:font-family-asian="Calibri" style:font-family-complex="Calibri"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2.00pt" fo:font-weight="normal" fo:font-family="'Liberation Serif'" style:font-family-asian="'Liberation Serif'" style:font-family-complex="'Liberation Serif'" fo:background-color="transparent" style:use-window-font-color="true"/>
    </style:style>
    <style:style style:name="T124" style:family="text">
      <style:text-properties fo:font-size="12.00pt" fo:font-weight="normal" fo:font-family="Calibri" style:font-family-asian="Calibri" style:font-family-complex="Calibri" fo:background-color="transparent" style:use-window-font-color="true"/>
    </style:style>
    <style:style style:name="T125" style:family="text">
      <style:text-properties fo:font-size="12.00pt" fo:font-weight="normal" fo:font-family="'Liberation Serif'" style:font-family-asian="'Liberation Serif'" style:font-family-complex="'Liberation Serif'" fo:background-color="transparent" style:use-window-font-color="true"/>
    </style:style>
    <style:style style:name="T126" style:family="text">
      <style:text-properties fo:font-size="12.00pt" fo:font-weight="normal" fo:font-family="Calibri" style:font-family-asian="Calibri" style:font-family-complex="Calibri" fo:background-color="transparent" style:use-window-font-color="true"/>
    </style:style>
    <style:style style:name="T127" style:family="text">
      <style:text-properties fo:font-size="12.00pt" fo:font-weight="normal" fo:font-family="'Liberation Serif'" style:font-family-asian="'Liberation Serif'" style:font-family-complex="'Liberation Serif'" fo:background-color="transparent" style:use-window-font-color="true"/>
    </style:style>
    <style:style style:name="T128" style:family="text">
      <style:text-properties fo:font-size="12.00pt" fo:font-weight="normal" fo:font-family="Calibri" style:font-family-asian="Calibri" style:font-family-complex="Calibri"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2.00pt" fo:font-weight="normal" fo:font-family="Calibri" style:font-family-asian="Calibri" style:font-family-complex="Calibri" fo:background-color="transparent" style:use-window-font-color="true"/>
    </style:style>
    <style:style style:name="T131" style:family="text">
      <style:text-properties fo:font-size="12.00pt" fo:font-weight="normal" fo:font-family="'Liberation Serif'" style:font-family-asian="'Liberation Serif'" style:font-family-complex="'Liberation Serif'" fo:background-color="transparent" style:use-window-font-color="true"/>
    </style:style>
    <style:style style:name="T132" style:family="text">
      <style:text-properties fo:font-size="12.00pt" fo:font-weight="normal" fo:font-family="Calibri" style:font-family-asian="Calibri" style:font-family-complex="Calibri" fo:background-color="transparent" style:use-window-font-color="true"/>
    </style:style>
    <style:style style:name="T133" style:family="text">
      <style:text-properties fo:font-size="12.00pt" fo:font-weight="normal" fo:font-family="'Liberation Serif'" style:font-family-asian="'Liberation Serif'" style:font-family-complex="'Liberation Serif'" fo:background-color="transparent" style:use-window-font-color="true"/>
    </style:style>
    <style:style style:name="T134" style:family="text">
      <style:text-properties fo:font-size="12.00pt" fo:font-weight="normal" fo:font-family="Calibri" style:font-family-asian="Calibri" style:font-family-complex="Calibri" fo:background-color="transparent" style:use-window-font-color="true"/>
    </style:style>
    <style:style style:name="T135" style:family="text">
      <style:text-properties fo:font-size="12.00pt" fo:font-weight="normal" fo:font-family="'Liberation Serif'" style:font-family-asian="'Liberation Serif'" style:font-family-complex="'Liberation Serif'" fo:background-color="transparent" style:use-window-font-color="true"/>
    </style:style>
    <style:style style:name="T136" style:family="text">
      <style:text-properties fo:font-size="12.00pt" fo:font-weight="normal" fo:font-family="Calibri" style:font-family-asian="Calibri" style:font-family-complex="Calibri" fo:background-color="transparent" style:use-window-font-color="true"/>
    </style:style>
    <style:style style:name="T137" style:family="text">
      <style:text-properties fo:font-size="12.00pt" fo:font-weight="normal" fo:font-family="'Liberation Serif'" style:font-family-asian="'Liberation Serif'" style:font-family-complex="'Liberation Serif'" fo:background-color="transparent" style:use-window-font-color="true"/>
    </style:style>
    <style:style style:name="T138" style:family="text">
      <style:text-properties fo:font-size="12.00pt" fo:font-weight="normal" fo:font-family="Calibri" style:font-family-asian="Calibri" style:font-family-complex="Calibri" fo:background-color="transparent" style:use-window-font-color="true"/>
    </style:style>
    <style:style style:name="T139" style:family="text">
      <style:text-properties fo:font-size="12.00pt" fo:font-weight="normal" fo:font-family="'Liberation Serif'" style:font-family-asian="'Liberation Serif'" style:font-family-complex="'Liberation Serif'" fo:background-color="transparent" style:use-window-font-color="true"/>
    </style:style>
    <style:style style:name="T140" style:family="text">
      <style:text-properties fo:font-size="12.00pt" fo:font-weight="normal" fo:font-family="Calibri" style:font-family-asian="Calibri" style:font-family-complex="Calibri" fo:background-color="transparent" style:use-window-font-color="true"/>
    </style:style>
    <style:style style:name="T141" style:family="text">
      <style:text-properties fo:font-size="12.00pt" fo:font-weight="normal" fo:font-family="'Liberation Serif'" style:font-family-asian="'Liberation Serif'" style:font-family-complex="'Liberation Serif'" fo:background-color="transparent" style:use-window-font-color="true"/>
    </style:style>
    <style:style style:name="T142" style:family="text">
      <style:text-properties fo:font-size="12.00pt" fo:font-weight="normal" fo:font-family="Calibri" style:font-family-asian="Calibri" style:font-family-complex="Calibri" fo:background-color="transparent" style:use-window-font-color="true"/>
    </style:style>
    <style:style style:name="T143" style:family="text">
      <style:text-properties fo:font-size="12.00pt" fo:font-weight="normal" fo:font-family="'Liberation Serif'" style:font-family-asian="'Liberation Serif'" style:font-family-complex="'Liberation Serif'" fo:background-color="transparent" style:use-window-font-color="true"/>
    </style:style>
    <style:style style:name="T144" style:family="text">
      <style:text-properties fo:font-size="12.00pt" fo:font-weight="normal" fo:font-family="Calibri" style:font-family-asian="Calibri" style:font-family-complex="Calibri" fo:background-color="transparent" style:use-window-font-color="true"/>
    </style:style>
    <style:style style:name="T145" style:family="text">
      <style:text-properties fo:font-size="12.00pt" fo:font-weight="normal" fo:font-family="'Liberation Serif'" style:font-family-asian="'Liberation Serif'" style:font-family-complex="'Liberation Serif'" fo:background-color="transparent" style:use-window-font-color="true"/>
    </style:style>
    <style:style style:name="T146" style:family="text">
      <style:text-properties fo:font-size="12.00pt" fo:font-weight="normal" fo:font-family="Calibri" style:font-family-asian="Calibri" style:font-family-complex="Calibri" fo:background-color="transparent" style:use-window-font-color="true"/>
    </style:style>
    <style:style style:name="T147" style:family="text">
      <style:text-properties fo:font-size="12.00pt" fo:font-weight="normal" fo:font-family="'Liberation Serif'" style:font-family-asian="'Liberation Serif'" style:font-family-complex="'Liberation Serif'" fo:background-color="transparent" style:use-window-font-color="true"/>
    </style:style>
    <style:style style:name="T148" style:family="text">
      <style:text-properties fo:font-size="12.00pt" fo:font-weight="normal" fo:font-family="Calibri" style:font-family-asian="Calibri" style:font-family-complex="Calibri" fo:background-color="transparent" style:use-window-font-color="true"/>
    </style:style>
    <style:style style:name="T149" style:family="text">
      <style:text-properties fo:font-size="12.00pt" fo:font-weight="normal" fo:font-family="'Liberation Serif'" style:font-family-asian="'Liberation Serif'" style:font-family-complex="'Liberation Serif'" fo:background-color="transparent" style:use-window-font-color="true"/>
    </style:style>
    <style:style style:name="T150" style:family="text">
      <style:text-properties fo:font-size="12.00pt" fo:font-weight="normal" fo:font-family="Calibri" style:font-family-asian="Calibri" style:font-family-complex="Calibri" fo:background-color="transparent" style:use-window-font-color="true"/>
    </style:style>
    <style:style style:name="T151" style:family="text">
      <style:text-properties fo:font-size="12.00pt" fo:font-weight="normal" fo:font-family="'Liberation Serif'" style:font-family-asian="'Liberation Serif'" style:font-family-complex="'Liberation Serif'" fo:background-color="transparent" style:use-window-font-color="true"/>
    </style:style>
    <style:style style:name="T152" style:family="text">
      <style:text-properties fo:font-size="12.00pt" fo:font-weight="normal" fo:font-family="Calibri" style:font-family-asian="Calibri" style:font-family-complex="Calibri"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style:use-window-font-color="true"/>
    </style:style>
    <style:style style:name="T154" style:family="text">
      <style:text-properties fo:font-size="12.00pt" fo:font-weight="normal" fo:font-family="Calibri" style:font-family-asian="Calibri" style:font-family-complex="Calibri" fo:background-color="transparent" style:use-window-font-color="true"/>
    </style:style>
    <style:style style:name="T155" style:family="text">
      <style:text-properties fo:font-size="12.00pt" fo:font-weight="normal" fo:font-family="'Liberation Serif'" style:font-family-asian="'Liberation Serif'" style:font-family-complex="'Liberation Serif'" fo:background-color="transparent" style:use-window-font-color="true"/>
    </style:style>
    <style:style style:name="T156" style:family="text">
      <style:text-properties fo:font-size="12.00pt" fo:font-weight="normal" fo:font-family="Calibri" style:font-family-asian="Calibri" style:font-family-complex="Calibri"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2.00pt" fo:font-weight="normal" fo:font-family="'Liberation Serif'" style:font-family-asian="'Liberation Serif'" style:font-family-complex="'Liberation Serif'" fo:background-color="transparent" style:use-window-font-color="true"/>
    </style:style>
    <style:style style:name="T159" style:family="text">
      <style:text-properties fo:font-size="12.00pt" fo:font-weight="normal" fo:font-family="Calibri" style:font-family-asian="Calibri" style:font-family-complex="Calibri" fo:background-color="transparent" style:use-window-font-color="true"/>
    </style:style>
    <style:style style:name="T160" style:family="text">
      <style:text-properties fo:font-size="12.00pt" fo:font-weight="normal" fo:font-family="'Liberation Serif'" style:font-family-asian="'Liberation Serif'" style:font-family-complex="'Liberation Serif'"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2.00pt" fo:font-weight="normal" fo:font-family="Calibri" style:font-family-asian="Calibri" style:font-family-complex="Calibri"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2.00pt" fo:font-weight="normal" fo:font-family="Calibri" style:font-family-asian="Calibri" style:font-family-complex="Calibri" fo:background-color="transparent" style:use-window-font-color="true"/>
    </style:style>
    <style:style style:name="T165" style:family="text">
      <style:text-properties fo:font-size="12.00pt" fo:font-weight="normal" fo:font-family="'Liberation Serif'" style:font-family-asian="'Liberation Serif'" style:font-family-complex="'Liberation Serif'" fo:background-color="transparent" style:use-window-font-color="true"/>
    </style:style>
    <style:style style:name="T166" style:family="text">
      <style:text-properties fo:font-size="12.00pt" fo:font-weight="normal" fo:font-family="'Liberation Serif'" style:font-family-asian="'Liberation Serif'" style:font-family-complex="'Liberation Serif'" fo:background-color="transparent" style:use-window-font-color="true"/>
    </style:style>
    <style:style style:name="T167" style:family="text">
      <style:text-properties fo:font-size="12.00pt" fo:font-weight="normal" fo:font-family="Calibri" style:font-family-asian="Calibri" style:font-family-complex="Calibri" fo:background-color="transparent" style:use-window-font-color="true"/>
    </style:style>
    <style:style style:name="T168" style:family="text">
      <style:text-properties fo:font-size="12.00pt" fo:font-weight="normal" fo:font-family="'Liberation Serif'" style:font-family-asian="'Liberation Serif'" style:font-family-complex="'Liberation Serif'" fo:background-color="transparent" style:use-window-font-color="true"/>
    </style:style>
    <style:style style:name="T169" style:family="text">
      <style:text-properties fo:font-size="12.00pt" fo:font-weight="normal" fo:font-family="Calibri" style:font-family-asian="Calibri" style:font-family-complex="Calibri" fo:background-color="transparent" style:use-window-font-color="true"/>
    </style:style>
    <style:style style:name="T170" style:family="text">
      <style:text-properties fo:font-size="12.00pt" fo:font-weight="normal" fo:font-family="'Liberation Serif'" style:font-family-asian="'Liberation Serif'" style:font-family-complex="'Liberation Serif'" fo:background-color="transparent" style:use-window-font-color="true"/>
    </style:style>
    <style:style style:name="T171" style:family="text">
      <style:text-properties fo:font-size="12.00pt" fo:font-weight="normal" fo:font-family="Calibri" style:font-family-asian="Calibri" style:font-family-complex="Calibri" fo:background-color="transparent" style:use-window-font-color="true"/>
    </style:style>
    <style:style style:name="T172" style:family="text">
      <style:text-properties fo:font-size="12.00pt" fo:font-weight="normal" fo:font-family="'Liberation Serif'" style:font-family-asian="'Liberation Serif'" style:font-family-complex="'Liberation Serif'" fo:background-color="transparent" style:use-window-font-color="true"/>
    </style:style>
    <style:style style:name="T173" style:family="text">
      <style:text-properties fo:font-size="12.00pt" fo:font-weight="normal" fo:font-family="Calibri" style:font-family-asian="Calibri" style:font-family-complex="Calibri" fo:background-color="transparent" style:use-window-font-color="true"/>
    </style:style>
    <style:style style:name="T174" style:family="text">
      <style:text-properties fo:font-size="12.00pt" fo:font-weight="normal" fo:font-family="'Liberation Serif'" style:font-family-asian="'Liberation Serif'" style:font-family-complex="'Liberation Serif'" fo:background-color="transparent" style:use-window-font-color="true"/>
    </style:style>
    <style:style style:name="T175" style:family="text">
      <style:text-properties fo:font-size="12.00pt" fo:font-weight="normal" fo:font-family="Calibri" style:font-family-asian="Calibri" style:font-family-complex="Calibri" fo:background-color="transparent" style:use-window-font-color="true"/>
    </style:style>
    <style:style style:name="T176" style:family="text">
      <style:text-properties fo:font-size="12.00pt" fo:font-weight="normal" fo:font-family="'Liberation Serif'" style:font-family-asian="'Liberation Serif'" style:font-family-complex="'Liberation Serif'" fo:background-color="transparent" style:use-window-font-color="true"/>
    </style:style>
    <style:style style:name="T177" style:family="text">
      <style:text-properties fo:font-size="12.00pt" fo:font-weight="normal" fo:font-family="'Liberation Serif'" style:font-family-asian="'Liberation Serif'" style:font-family-complex="'Liberation Serif'" fo:background-color="transparent" style:use-window-font-color="true"/>
    </style:style>
    <style:style style:name="T178" style:family="text">
      <style:text-properties fo:font-size="12.00pt" fo:font-weight="normal" fo:font-family="Calibri" style:font-family-asian="Calibri" style:font-family-complex="Calibri" fo:background-color="transparent" style:use-window-font-color="true"/>
    </style:style>
    <style:style style:name="T179" style:family="text">
      <style:text-properties fo:font-size="12.00pt" fo:font-weight="normal" fo:font-family="'Liberation Serif'" style:font-family-asian="'Liberation Serif'" style:font-family-complex="'Liberation Serif'" fo:background-color="transparent" style:use-window-font-color="true"/>
    </style:style>
    <style:style style:name="T180" style:family="text">
      <style:text-properties fo:font-size="12.00pt" fo:font-weight="normal" fo:font-family="'Liberation Serif'" style:font-family-asian="'Liberation Serif'" style:font-family-complex="'Liberation Serif'" fo:background-color="transparent" style:use-window-font-color="true"/>
    </style:style>
    <style:style style:name="T181" style:family="text">
      <style:text-properties fo:font-size="12.00pt" fo:font-weight="normal" fo:font-family="Calibri" style:font-family-asian="Calibri" style:font-family-complex="Calibri" fo:background-color="transparent" style:use-window-font-color="true"/>
    </style:style>
    <style:style style:name="T182" style:family="text">
      <style:text-properties fo:font-size="12.00pt" fo:font-weight="normal" fo:font-family="'Liberation Serif'" style:font-family-asian="'Liberation Serif'" style:font-family-complex="'Liberation Serif'" fo:background-color="transparent" style:use-window-font-color="true"/>
    </style:style>
    <style:style style:name="T183" style:family="text">
      <style:text-properties fo:font-size="12.00pt" fo:font-weight="normal" fo:font-family="Calibri" style:font-family-asian="Calibri" style:font-family-complex="Calibri" fo:background-color="transparent" style:use-window-font-color="true"/>
    </style:style>
    <style:style style:name="T184" style:family="text">
      <style:text-properties fo:font-size="12.00pt" fo:font-weight="normal" fo:font-family="'Liberation Serif'" style:font-family-asian="'Liberation Serif'" style:font-family-complex="'Liberation Serif'" fo:background-color="transparent" style:use-window-font-color="true"/>
    </style:style>
    <style:style style:name="T185" style:family="text">
      <style:text-properties fo:font-size="12.00pt" fo:font-weight="normal" fo:font-family="Calibri" style:font-family-asian="Calibri" style:font-family-complex="Calibri" fo:background-color="transparent" style:use-window-font-color="true"/>
    </style:style>
    <style:style style:name="T186" style:family="text">
      <style:text-properties fo:font-size="12.00pt" fo:font-weight="normal" fo:font-family="'Liberation Serif'" style:font-family-asian="'Liberation Serif'" style:font-family-complex="'Liberation Serif'" fo:background-color="transparent" style:use-window-font-color="true"/>
    </style:style>
    <style:style style:name="T187" style:family="text">
      <style:text-properties fo:font-size="12.00pt" fo:font-weight="normal" fo:font-family="Calibri" style:font-family-asian="Calibri" style:font-family-complex="Calibri" fo:background-color="transparent" style:use-window-font-color="true"/>
    </style:style>
    <style:style style:name="T188" style:family="text">
      <style:text-properties fo:font-size="12.00pt" fo:font-weight="normal" fo:font-family="'Liberation Serif'" style:font-family-asian="'Liberation Serif'" style:font-family-complex="'Liberation Serif'"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2.00pt" fo:font-weight="normal" fo:font-family="'Liberation Serif'" style:font-family-asian="'Liberation Serif'" style:font-family-complex="'Liberation Serif'" fo:background-color="transparent" style:use-window-font-color="true"/>
    </style:style>
    <style:style style:name="T191" style:family="text">
      <style:text-properties fo:font-size="12.00pt" fo:font-weight="bold" fo:font-family="'Liberation Serif'" style:font-family-asian="'Liberation Serif'" style:font-family-complex="'Liberation Serif'" fo:background-color="transparent" style:use-window-font-color="true"/>
    </style:style>
    <style:style style:name="T192" style:family="text">
      <style:text-properties fo:font-size="12.00pt" fo:font-weight="normal" fo:font-family="'Liberation Serif'" style:font-family-asian="'Liberation Serif'" style:font-family-complex="'Liberation Serif'" fo:background-color="transparent" style:use-window-font-color="true"/>
    </style:style>
    <style:style style:name="T193" style:family="text">
      <style:text-properties fo:font-size="12.00pt" fo:font-weight="bold" fo:font-family="'Liberation Serif'" style:font-family-asian="'Liberation Serif'" style:font-family-complex="'Liberation Serif'" fo:background-color="transparent" style:use-window-font-color="true"/>
    </style:style>
    <style:style style:name="T194"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95" style:family="text">
      <style:text-properties fo:font-size="12.00pt" fo:font-weight="normal" fo:font-family="'Liberation Serif'" style:font-family-asian="'Liberation Serif'" style:font-family-complex="'Liberation Serif'" fo:background-color="transparent" style:use-window-font-color="true"/>
    </style:style>
    <style:style style:name="T196" style:family="text">
      <style:text-properties fo:font-size="12.00pt" fo:font-weight="bold" fo:font-family="'Liberation Serif'" style:font-family-asian="'Liberation Serif'" style:font-family-complex="'Liberation Serif'" fo:background-color="transparent" style:use-window-font-color="true"/>
    </style:style>
    <style:style style:name="T197" style:family="text">
      <style:text-properties fo:font-size="12.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98" style:family="text">
      <style:text-properties fo:font-size="12.00pt" fo:font-weight="normal" fo:font-family="'Liberation Serif'" style:font-family-asian="'Liberation Serif'" style:font-family-complex="'Liberation Serif'" fo:background-color="transparent" style:use-window-font-color="true"/>
    </style:style>
    <style:style style:name="T199" style:family="text">
      <style:text-properties fo:font-size="12.00pt" fo:font-weight="normal" fo:font-family="Calibri" style:font-family-asian="Calibri" style:font-family-complex="Calibri" fo:background-color="transparent" style:use-window-font-color="true"/>
    </style:style>
    <style:style style:name="T200" style:family="text">
      <style:text-properties fo:font-size="12.00pt" fo:font-weight="normal" fo:font-family="'Liberation Serif'" style:font-family-asian="'Liberation Serif'" style:font-family-complex="'Liberation Serif'" fo:background-color="transparent" style:use-window-font-color="true"/>
    </style:style>
    <style:style style:name="T201" style:family="text">
      <style:text-properties fo:font-size="12.00pt" fo:font-weight="normal" fo:font-family="Calibri" style:font-family-asian="Calibri" style:font-family-complex="Calibri" fo:background-color="transparent" style:use-window-font-color="true"/>
    </style:style>
    <style:style style:name="T202" style:family="text">
      <style:text-properties fo:font-size="12.00pt" fo:font-weight="normal" fo:font-family="'Liberation Serif'" style:font-family-asian="'Liberation Serif'" style:font-family-complex="'Liberation Serif'" fo:background-color="transparent" style:use-window-font-color="true"/>
    </style:style>
    <style:style style:name="T203" style:family="text">
      <style:text-properties fo:font-size="12.00pt" fo:font-weight="normal" fo:font-family="Calibri" style:font-family-asian="Calibri" style:font-family-complex="Calibri" fo:background-color="transparent" style:use-window-font-color="true"/>
    </style:style>
    <style:style style:name="T204" style:family="text">
      <style:text-properties fo:font-size="12.00pt" fo:font-weight="normal" fo:font-family="'Liberation Serif'" style:font-family-asian="'Liberation Serif'" style:font-family-complex="'Liberation Serif'" fo:background-color="transparent" style:use-window-font-color="true"/>
    </style:style>
    <style:style style:name="T205" style:family="text">
      <style:text-properties fo:font-size="12.00pt" fo:font-weight="bold" fo:font-family="'Liberation Serif'" style:font-family-asian="'Liberation Serif'" style:font-family-complex="'Liberation Serif'" fo:background-color="transparent" style:use-window-font-color="true"/>
    </style:style>
    <style:style style:name="T206" style:family="text">
      <style:text-properties fo:font-size="12.00pt" fo:font-weight="bold" fo:font-family="'Liberation Serif'" style:font-family-asian="'Liberation Serif'" style:font-family-complex="'Liberation Serif'" fo:background-color="transparent" style:use-window-font-color="true"/>
    </style:style>
    <style:style style:name="T207" style:family="text">
      <style:text-properties fo:font-size="12.00pt" fo:font-weight="normal" fo:font-family="'Liberation Serif'" style:font-family-asian="'Liberation Serif'" style:font-family-complex="'Liberation Serif'" fo:background-color="transparent" style:use-window-font-color="true"/>
    </style:style>
    <style:style style:name="T208" style:family="text">
      <style:text-properties fo:font-size="12.00pt" fo:font-weight="normal" fo:font-family="Calibri" style:font-family-asian="Calibri" style:font-family-complex="Calibri" fo:background-color="transparent" style:use-window-font-color="true"/>
    </style:style>
    <style:style style:name="T209" style:family="text">
      <style:text-properties fo:font-size="12.00pt" fo:font-weight="normal" fo:font-family="'Liberation Serif'" style:font-family-asian="'Liberation Serif'" style:font-family-complex="'Liberation Serif'" fo:background-color="transparent" style:use-window-font-color="true"/>
    </style:style>
    <style:style style:name="T210" style:family="text">
      <style:text-properties fo:font-size="12.00pt" fo:font-weight="normal" fo:font-family="'Liberation Serif'" style:font-family-asian="'Liberation Serif'" style:font-family-complex="'Liberation Serif'"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2.00pt" fo:font-weight="bold" fo:font-family="'Liberation Serif'" style:font-family-asian="'Liberation Serif'" style:font-family-complex="'Liberation Serif'"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fo:font-family="'Liberation Serif'" style:font-family-asian="'Liberation Serif'" style:font-family-complex="'Liberation Serif'" fo:background-color="transparent" style:use-window-font-color="true"/>
    </style:style>
    <style:style style:name="T215" style:family="text">
      <style:text-properties fo:font-size="12.00pt" fo:font-weight="bold" fo:font-family="'Liberation Serif'" style:font-family-asian="'Liberation Serif'" style:font-family-complex="'Liberation Serif'" fo:background-color="transparent" style:use-window-font-color="true"/>
    </style:style>
    <style:style style:name="T216" style:family="text">
      <style:text-properties fo:font-size="12.00pt" fo:font-weight="normal" fo:font-family="'Liberation Serif'" style:font-family-asian="'Liberation Serif'" style:font-family-complex="'Liberation Serif'" fo:background-color="transparent" style:use-window-font-color="true"/>
    </style:style>
    <style:style style:name="T217" style:family="text">
      <style:text-properties fo:font-size="12.00pt" fo:font-weight="bold" fo:font-family="'Liberation Serif'" style:font-family-asian="'Liberation Serif'" style:font-family-complex="'Liberation Serif'" fo:background-color="transparent" style:use-window-font-color="true"/>
    </style:style>
    <style:style style:name="T218" style:family="text">
      <style:text-properties fo:font-size="12.00pt" fo:font-weight="normal" fo:font-family="'Liberation Serif'" style:font-family-asian="'Liberation Serif'" style:font-family-complex="'Liberation Serif'" fo:background-color="transparent" style:use-window-font-color="true"/>
    </style:style>
    <style:style style:name="T219" style:family="text">
      <style:text-properties fo:font-size="12.00pt" fo:font-weight="bold" fo:font-family="'Liberation Serif'" style:font-family-asian="'Liberation Serif'" style:font-family-complex="'Liberation Serif'" fo:background-color="transparent" style:use-window-font-color="true"/>
    </style:style>
    <style:style style:name="T220" style:family="text">
      <style:text-properties fo:font-size="12.00pt" fo:font-weight="normal" fo:font-family="'Liberation Serif'" style:font-family-asian="'Liberation Serif'" style:font-family-complex="'Liberation Serif'" fo:background-color="transparent" style:use-window-font-color="true"/>
    </style:style>
    <style:style style:name="T221" style:family="text">
      <style:text-properties fo:font-size="12.00pt" fo:font-weight="bold" fo:font-family="'Liberation Serif'" style:font-family-asian="'Liberation Serif'" style:font-family-complex="'Liberation Serif'" fo:background-color="transparent" style:use-window-font-color="true"/>
    </style:style>
    <style:style style:name="T222" style:family="text">
      <style:text-properties fo:font-size="12.00pt" fo:font-weight="normal" fo:font-family="'Liberation Serif'" style:font-family-asian="'Liberation Serif'" style:font-family-complex="'Liberation Serif'" fo:background-color="transparent" style:use-window-font-color="true"/>
    </style:style>
    <style:style style:name="T223" style:family="text">
      <style:text-properties fo:font-size="12.00pt" fo:font-weight="bold" fo:font-family="'Liberation Serif'" style:font-family-asian="'Liberation Serif'" style:font-family-complex="'Liberation Serif'" fo:background-color="transparent" style:use-window-font-color="true"/>
    </style:style>
    <style:style style:name="T224" style:family="text">
      <style:text-properties fo:font-size="12.00pt" fo:font-weight="normal" fo:font-family="'Liberation Serif'" style:font-family-asian="'Liberation Serif'" style:font-family-complex="'Liberation Serif'" fo:background-color="transparent" style:use-window-font-color="true"/>
    </style:style>
    <style:style style:name="T225" style:family="text">
      <style:text-properties fo:font-size="12.00pt" fo:font-weight="bold" fo:font-family="'Liberation Serif'" style:font-family-asian="'Liberation Serif'" style:font-family-complex="'Liberation Serif'" fo:background-color="transparent" style:use-window-font-color="true"/>
    </style:style>
    <style:style style:name="T226" style:family="text">
      <style:text-properties fo:font-size="12.00pt" fo:font-weight="normal" fo:font-family="'Liberation Serif'" style:font-family-asian="'Liberation Serif'" style:font-family-complex="'Liberation Serif'" fo:background-color="transparent" style:use-window-font-color="true"/>
    </style:style>
    <style:style style:name="T227" style:family="text">
      <style:text-properties fo:font-size="12.00pt" fo:font-weight="bold" fo:font-family="'Liberation Serif'" style:font-family-asian="'Liberation Serif'" style:font-family-complex="'Liberation Serif'" fo:background-color="transparent" style:use-window-font-color="true"/>
    </style:style>
    <style:style style:name="T228" style:family="text">
      <style:text-properties fo:font-size="12.00pt" fo:font-weight="normal" fo:font-family="'Liberation Serif'" style:font-family-asian="'Liberation Serif'" style:font-family-complex="'Liberation Serif'" fo:background-color="transparent" style:use-window-font-color="true"/>
    </style:style>
    <style:style style:name="T229" style:family="text">
      <style:text-properties fo:font-size="12.00pt" fo:font-weight="bold" fo:font-family="'Liberation Serif'" style:font-family-asian="'Liberation Serif'" style:font-family-complex="'Liberation Serif'" fo:background-color="transparent" style:use-window-font-color="true"/>
    </style:style>
    <style:style style:name="T230" style:family="text">
      <style:text-properties fo:font-size="12.00pt" fo:font-weight="normal" fo:font-family="'Liberation Serif'" style:font-family-asian="'Liberation Serif'" style:font-family-complex="'Liberation Serif'" fo:background-color="transparent" style:use-window-font-color="true"/>
    </style:style>
    <style:style style:name="T231" style:family="text">
      <style:text-properties fo:font-size="12.00pt" fo:font-weight="bold" fo:font-family="'Liberation Serif'" style:font-family-asian="'Liberation Serif'" style:font-family-complex="'Liberation Serif'" fo:background-color="transparent" style:use-window-font-color="true"/>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2.00pt" fo:font-weight="normal" fo:font-family="'Liberation Serif'" style:font-family-asian="'Liberation Serif'" style:font-family-complex="'Liberation Serif'" fo:background-color="transparent" style:use-window-font-color="true"/>
    </style:style>
    <style:style style:name="T234" style:family="text">
      <style:text-properties fo:font-size="12.00pt" fo:font-weight="bold" fo:font-family="'Liberation Serif'" style:font-family-asian="'Liberation Serif'" style:font-family-complex="'Liberation Serif'" fo:background-color="transparent" style:use-window-font-color="true"/>
    </style:style>
    <style:style style:name="T235" style:family="text">
      <style:text-properties fo:font-size="12.00pt" fo:font-weight="normal" fo:font-family="'Liberation Serif'" style:font-family-asian="'Liberation Serif'" style:font-family-complex="'Liberation Serif'" fo:background-color="transparent" style:use-window-font-color="true"/>
    </style:style>
    <style:style style:name="T236" style:family="text">
      <style:text-properties fo:font-size="12.00pt" fo:font-weight="bold" fo:font-family="'Liberation Serif'" style:font-family-asian="'Liberation Serif'" style:font-family-complex="'Liberation Serif'" fo:background-color="transparent" style:use-window-font-color="true"/>
    </style:style>
    <style:style style:name="T237" style:family="text">
      <style:text-properties fo:font-size="12.00pt" fo:font-weight="normal" fo:font-family="'Liberation Serif'" style:font-family-asian="'Liberation Serif'" style:font-family-complex="'Liberation Serif'" fo:background-color="transparent" style:use-window-font-color="true"/>
    </style:style>
    <style:style style:name="T238" style:family="text">
      <style:text-properties fo:font-size="12.00pt" fo:font-weight="bold" fo:font-family="'Liberation Serif'" style:font-family-asian="'Liberation Serif'" style:font-family-complex="'Liberation Serif'" fo:background-color="transparent" style:use-window-font-color="true"/>
    </style:style>
    <style:style style:name="T239" style:family="text">
      <style:text-properties fo:font-size="12.00pt" fo:font-weight="normal" fo:font-family="'Liberation Serif'" style:font-family-asian="'Liberation Serif'" style:font-family-complex="'Liberation Serif'" fo:background-color="transparent" style:use-window-font-color="true"/>
    </style:style>
    <style:style style:name="T240" style:family="text">
      <style:text-properties fo:font-size="12.00pt" fo:font-weight="bold" fo:font-family="'Liberation Serif'" style:font-family-asian="'Liberation Serif'" style:font-family-complex="'Liberation Serif'" fo:background-color="transparent" style:use-window-font-color="true"/>
    </style:style>
    <style:style style:name="T241" style:family="text">
      <style:text-properties fo:font-size="12.00pt" fo:font-weight="normal" fo:font-family="'Liberation Serif'" style:font-family-asian="'Liberation Serif'" style:font-family-complex="'Liberation Serif'" fo:background-color="transparent" style:use-window-font-color="true"/>
    </style:style>
    <style:style style:name="T242" style:family="text">
      <style:text-properties fo:font-size="12.00pt" fo:font-weight="bold" fo:font-family="'Liberation Serif'" style:font-family-asian="'Liberation Serif'" style:font-family-complex="'Liberation Serif'" fo:background-color="transparent" style:use-window-font-color="true"/>
    </style:style>
    <style:style style:name="T243" style:family="text">
      <style:text-properties fo:font-size="12.00pt" fo:font-weight="normal" fo:font-family="'Liberation Serif'" style:font-family-asian="'Liberation Serif'" style:font-family-complex="'Liberation Serif'" fo:background-color="transparent" style:use-window-font-color="true"/>
    </style:style>
    <style:style style:name="T244" style:family="text">
      <style:text-properties fo:font-size="12.00pt" fo:font-weight="bold" fo:font-family="'Liberation Serif'" style:font-family-asian="'Liberation Serif'" style:font-family-complex="'Liberation Serif'" fo:background-color="transparent" style:use-window-font-color="true"/>
    </style:style>
    <style:style style:name="T245" style:family="text">
      <style:text-properties fo:font-size="12.00pt" fo:font-weight="normal" fo:font-family="'Liberation Serif'" style:font-family-asian="'Liberation Serif'" style:font-family-complex="'Liberation Serif'" fo:background-color="transparent" style:use-window-font-color="true"/>
    </style:style>
    <style:style style:name="T246" style:family="text">
      <style:text-properties fo:font-size="12.00pt" fo:font-weight="bold" fo:font-family="'Liberation Serif'" style:font-family-asian="'Liberation Serif'" style:font-family-complex="'Liberation Serif'" fo:background-color="transparent" style:use-window-font-color="true"/>
    </style:style>
    <style:style style:name="T247" style:family="text">
      <style:text-properties fo:font-size="12.00pt" fo:font-weight="normal" fo:font-family="'Liberation Serif'" style:font-family-asian="'Liberation Serif'" style:font-family-complex="'Liberation Serif'" fo:background-color="transparent" style:use-window-font-color="true"/>
    </style:style>
    <style:style style:name="T248" style:family="text">
      <style:text-properties fo:font-size="12.00pt" fo:font-weight="bold" fo:font-family="'Liberation Serif'" style:font-family-asian="'Liberation Serif'" style:font-family-complex="'Liberation Serif'" fo:background-color="transparent" style:use-window-font-color="true"/>
    </style:style>
    <style:style style:name="T249" style:family="text">
      <style:text-properties fo:font-size="12.00pt" fo:font-weight="normal" fo:font-family="'Liberation Serif'" style:font-family-asian="'Liberation Serif'" style:font-family-complex="'Liberation Serif'" fo:background-color="transparent" style:use-window-font-color="tru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normal" fo:font-family="'Liberation Serif'" style:font-family-asian="'Liberation Serif'" style:font-family-complex="'Liberation Serif'" fo:background-color="transparent" style:use-window-font-color="true"/>
    </style:style>
    <style:style style:name="T252" style:family="text">
      <style:text-properties fo:font-size="12.00pt" fo:font-weight="bold" fo:font-family="'Liberation Serif'" style:font-family-asian="'Liberation Serif'" style:font-family-complex="'Liberation Serif'" fo:background-color="transparent" style:use-window-font-color="true"/>
    </style:style>
    <style:style style:name="T253" style:family="text">
      <style:text-properties fo:font-size="12.00pt" fo:font-weight="normal" fo:font-family="'Liberation Serif'" style:font-family-asian="'Liberation Serif'" style:font-family-complex="'Liberation Serif'" fo:background-color="transparent" style:use-window-font-color="true"/>
    </style:style>
    <style:style style:name="T254" style:family="text">
      <style:text-properties fo:font-size="12.00pt" fo:font-weight="bold" fo:font-family="'Liberation Serif'" style:font-family-asian="'Liberation Serif'" style:font-family-complex="'Liberation Serif'" fo:background-color="transparent" style:use-window-font-color="true"/>
    </style:style>
    <style:style style:name="T255" style:family="text">
      <style:text-properties fo:font-size="12.00pt" fo:font-weight="normal" fo:font-family="'Liberation Serif'" style:font-family-asian="'Liberation Serif'" style:font-family-complex="'Liberation Serif'" fo:background-color="transparent" style:use-window-font-color="true"/>
    </style:style>
    <style:style style:name="T256" style:family="text">
      <style:text-properties fo:font-size="12.00pt" fo:font-weight="bold" fo:font-family="'Liberation Serif'" style:font-family-asian="'Liberation Serif'" style:font-family-complex="'Liberation Serif'" fo:background-color="transparent" style:use-window-font-color="true"/>
    </style:style>
    <style:style style:name="T257" style:family="text">
      <style:text-properties fo:font-size="12.00pt" fo:font-weight="normal" fo:font-family="'Liberation Serif'" style:font-family-asian="'Liberation Serif'" style:font-family-complex="'Liberation Serif'" fo:background-color="transparent" style:use-window-font-color="true"/>
    </style:style>
    <style:style style:name="T258" style:family="text">
      <style:text-properties fo:font-size="12.00pt" fo:font-weight="bold" fo:font-family="'Liberation Serif'" style:font-family-asian="'Liberation Serif'" style:font-family-complex="'Liberation Serif'" fo:background-color="transparent" style:use-window-font-color="true"/>
    </style:style>
    <style:style style:name="T259" style:family="text">
      <style:text-properties fo:font-size="12.00pt" fo:font-weight="normal" fo:font-family="'Liberation Serif'" style:font-family-asian="'Liberation Serif'" style:font-family-complex="'Liberation Serif'" fo:background-color="transparent" style:use-window-font-color="true"/>
    </style:style>
    <style:style style:name="T260" style:family="text">
      <style:text-properties fo:font-size="12.00pt" fo:font-weight="bold" fo:font-family="'Liberation Serif'" style:font-family-asian="'Liberation Serif'" style:font-family-complex="'Liberation Serif'" fo:background-color="transparent" style:use-window-font-color="true"/>
    </style:style>
    <style:style style:name="T261" style:family="text">
      <style:text-properties fo:font-size="12.00pt" fo:font-weight="normal" fo:font-family="'Liberation Serif'" style:font-family-asian="'Liberation Serif'" style:font-family-complex="'Liberation Serif'" fo:background-color="transparent" style:use-window-font-color="true"/>
    </style:style>
    <style:style style:name="T262" style:family="text">
      <style:text-properties fo:font-size="12.00pt" fo:font-weight="bold" fo:font-family="'Liberation Serif'" style:font-family-asian="'Liberation Serif'" style:font-family-complex="'Liberation Serif'" fo:background-color="transparent" style:use-window-font-color="true"/>
    </style:style>
    <style:style style:name="T263" style:family="text">
      <style:text-properties fo:font-size="12.00pt" fo:font-weight="normal" fo:font-family="'Liberation Serif'" style:font-family-asian="'Liberation Serif'" style:font-family-complex="'Liberation Serif'" fo:background-color="transparent" style:use-window-font-color="true"/>
    </style:style>
    <style:style style:name="T264" style:family="text">
      <style:text-properties fo:font-size="12.00pt" fo:font-weight="bold" fo:font-family="'Liberation Serif'" style:font-family-asian="'Liberation Serif'" style:font-family-complex="'Liberation Serif'" fo:background-color="transparent" style:use-window-font-color="true"/>
    </style:style>
    <style:style style:name="T265" style:family="text">
      <style:text-properties fo:font-size="12.00pt" fo:font-weight="normal" fo:font-family="'Liberation Serif'" style:font-family-asian="'Liberation Serif'" style:font-family-complex="'Liberation Serif'" fo:background-color="transparent" style:use-window-font-color="true"/>
    </style:style>
    <style:style style:name="T266" style:family="text">
      <style:text-properties fo:font-size="12.00pt" fo:font-weight="bold" fo:font-family="'Liberation Serif'" style:font-family-asian="'Liberation Serif'" style:font-family-complex="'Liberation Serif'" fo:background-color="transparent" style:use-window-font-color="true"/>
    </style:style>
    <style:style style:name="T267" style:family="text">
      <style:text-properties fo:font-size="12.00pt" fo:font-weight="normal" fo:font-family="'Liberation Serif'" style:font-family-asian="'Liberation Serif'" style:font-family-complex="'Liberation Serif'" fo:background-color="transparent" style:use-window-font-color="true"/>
    </style:style>
    <style:style style:name="T268" style:family="text">
      <style:text-properties fo:font-size="12.00pt" fo:font-weight="bold" fo:font-family="'Liberation Serif'" style:font-family-asian="'Liberation Serif'" style:font-family-complex="'Liberation Serif'" fo:background-color="transparent" style:use-window-font-color="true"/>
    </style:style>
    <style:style style:name="T269" style:family="text">
      <style:text-properties fo:font-size="12.00pt" fo:font-weight="normal" fo:font-family="'Liberation Serif'" style:font-family-asian="'Liberation Serif'" style:font-family-complex="'Liberation Serif'" fo:background-color="transparent" style:use-window-font-color="true"/>
    </style:style>
    <style:style style:name="T270" style:family="text">
      <style:text-properties fo:font-size="12.00pt" fo:font-weight="bold" fo:font-family="'Liberation Serif'" style:font-family-asian="'Liberation Serif'" style:font-family-complex="'Liberation Serif'" fo:background-color="transparent" style:use-window-font-color="true"/>
    </style:style>
    <style:style style:name="T271" style:family="text">
      <style:text-properties fo:font-size="12.00pt" fo:font-weight="normal" fo:font-family="'Liberation Serif'" style:font-family-asian="'Liberation Serif'" style:font-family-complex="'Liberation Serif'" fo:background-color="transparent" style:use-window-font-color="true"/>
    </style:style>
    <style:style style:name="T272" style:family="text">
      <style:text-properties fo:font-size="12.00pt" fo:font-weight="bold" fo:font-family="'Liberation Serif'" style:font-family-asian="'Liberation Serif'" style:font-family-complex="'Liberation Serif'" fo:background-color="transparent" style:use-window-font-color="true"/>
    </style:style>
    <style:style style:name="T273" style:family="text">
      <style:text-properties fo:font-size="12.00pt" fo:font-weight="normal" fo:font-family="'Liberation Serif'" style:font-family-asian="'Liberation Serif'" style:font-family-complex="'Liberation Serif'" fo:background-color="transparent" style:use-window-font-color="true"/>
    </style:style>
    <style:style style:name="T274" style:family="text">
      <style:text-properties fo:font-size="12.00pt" fo:font-weight="bold" fo:font-family="'Liberation Serif'" style:font-family-asian="'Liberation Serif'" style:font-family-complex="'Liberation Serif'" fo:background-color="transparent" style:use-window-font-color="true"/>
    </style:style>
    <style:style style:name="T275" style:family="text">
      <style:text-properties fo:font-size="12.00pt" fo:font-weight="normal" fo:font-family="'Liberation Serif'" style:font-family-asian="'Liberation Serif'" style:font-family-complex="'Liberation Serif'" fo:background-color="transparent" style:use-window-font-color="true"/>
    </style:style>
    <style:style style:name="T276" style:family="text">
      <style:text-properties fo:font-size="12.00pt" fo:font-weight="bold" fo:font-family="'Liberation Serif'" style:font-family-asian="'Liberation Serif'" style:font-family-complex="'Liberation Serif'" fo:background-color="transparent" style:use-window-font-color="true"/>
    </style:style>
    <style:style style:name="T277" style:family="text">
      <style:text-properties fo:font-size="12.00pt" fo:font-weight="normal" fo:font-family="'Liberation Serif'" style:font-family-asian="'Liberation Serif'" style:font-family-complex="'Liberation Serif'" fo:background-color="transparent" style:use-window-font-color="true"/>
    </style:style>
    <style:style style:name="T278" style:family="text">
      <style:text-properties fo:font-size="12.00pt" fo:font-weight="bold" fo:font-family="'Liberation Serif'" style:font-family-asian="'Liberation Serif'" style:font-family-complex="'Liberation Serif'" fo:background-color="transparent" style:use-window-font-color="true"/>
    </style:style>
    <style:style style:name="T279" style:family="text">
      <style:text-properties fo:font-size="12.00pt" fo:font-weight="normal" fo:font-family="'Liberation Serif'" style:font-family-asian="'Liberation Serif'" style:font-family-complex="'Liberation Serif'" fo:background-color="transparent" style:use-window-font-color="true"/>
    </style:style>
    <style:style style:name="T280" style:family="text">
      <style:text-properties fo:font-size="12.00pt" fo:font-weight="bold" fo:font-family="'Liberation Serif'" style:font-family-asian="'Liberation Serif'" style:font-family-complex="'Liberation Serif'" fo:background-color="transparent" style:use-window-font-color="true"/>
    </style:style>
    <style:style style:name="T281" style:family="text">
      <style:text-properties fo:font-size="12.00pt" fo:font-weight="normal" fo:font-family="'Liberation Serif'" style:font-family-asian="'Liberation Serif'" style:font-family-complex="'Liberation Serif'" fo:background-color="transparent" style:use-window-font-color="true"/>
    </style:style>
    <style:style style:name="T282" style:family="text">
      <style:text-properties fo:font-size="12.00pt" fo:font-weight="bold" fo:font-family="'Liberation Serif'" style:font-family-asian="'Liberation Serif'" style:font-family-complex="'Liberation Serif'" fo:background-color="transparent" style:use-window-font-color="true"/>
    </style:style>
    <style:style style:name="T283" style:family="text">
      <style:text-properties fo:font-size="12.00pt" fo:font-weight="normal" fo:font-family="'Liberation Serif'" style:font-family-asian="'Liberation Serif'" style:font-family-complex="'Liberation Serif'"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style:style style:name="P4" style:family="paragraph">
      <style:paragraph-properties fo:line-height="100.00%" fo:text-align="left"/>
    </style:style>
    <style:style style:name="P5" style:family="paragraph">
      <style:paragraph-properties fo:line-height="100.00%" fo:text-align="left"/>
    </style:style>
    <style:style style:name="P6" style:family="paragraph">
      <style:paragraph-properties fo:line-height="100.00%" fo:text-align="left"/>
    </style:style>
    <style:style style:name="P7" style:family="paragraph">
      <style:paragraph-properties fo:line-height="100.00%" fo:text-align="left"/>
    </style:style>
    <style:style style:name="P8" style:family="paragraph">
      <style:paragraph-properties fo:line-height="100.00%" fo:text-align="left"/>
    </style:style>
    <style:style style:name="P9" style:family="paragraph">
      <style:paragraph-properties fo:line-height="100.00%" fo:text-align="left"/>
    </style:style>
    <style:style style:name="P10" style:family="paragraph">
      <style:paragraph-properties fo:line-height="100.00%" fo:text-align="left"/>
    </style:style>
    <style:style style:name="P11" style:family="paragraph">
      <style:paragraph-properties fo:line-height="100.00%" fo:text-align="left"/>
    </style:style>
    <style:style style:name="P12" style:family="paragraph">
      <style:paragraph-properties fo:line-height="100.00%" fo:text-align="left"/>
    </style:style>
    <style:style style:name="P13" style:family="paragraph">
      <style:paragraph-properties fo:line-height="100.00%" fo:text-align="left"/>
    </style:style>
    <style:style style:name="P14" style:family="paragraph">
      <style:paragraph-properties fo:line-height="100.00%" fo:text-align="left"/>
    </style:style>
    <style:style style:name="P15" style:family="paragraph">
      <style:paragraph-properties fo:line-height="100.00%" fo:text-align="left"/>
    </style:style>
    <style:style style:name="P16" style:family="paragraph">
      <style:paragraph-properties fo:line-height="100.00%" fo:text-align="left"/>
    </style:style>
    <style:style style:name="P17" style:family="paragraph">
      <style:paragraph-properties fo:line-height="100.00%" fo:text-align="left"/>
    </style:style>
    <style:style style:name="P18" style:family="paragraph">
      <style:paragraph-properties fo:line-height="100.00%" fo:text-align="left"/>
    </style:style>
    <style:style style:name="P19" style:family="paragraph">
      <style:paragraph-properties fo:line-height="100.00%" fo:text-align="left"/>
    </style: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style:style>
    <style:style style:name="P24" style:family="paragraph">
      <style:paragraph-properties fo:line-height="100.00%" fo:text-align="left"/>
    </style:style>
    <style:style style:name="P25" style:family="paragraph">
      <style:paragraph-properties fo:line-height="100.00%" fo:text-align="left"/>
    </style: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style:style>
    <style:style style:name="P29" style:family="paragraph">
      <style:paragraph-properties fo:line-height="100.00%" fo:text-align="left"/>
    </style:style>
    <style:style style:name="P30" style:family="paragraph">
      <style:paragraph-properties fo:line-height="100.00%" fo:text-align="left"/>
    </style:style>
    <style:style style:name="P31" style:family="paragraph">
      <style:paragraph-properties fo:line-height="100.00%" fo:text-align="left"/>
    </style:style>
    <style:style style:name="P32" style:family="paragraph">
      <style:paragraph-properties fo:line-height="100.00%" fo:text-align="left"/>
    </style:style>
    <style:style style:name="P33" style:family="paragraph">
      <style:paragraph-properties fo:line-height="100.00%" fo:text-align="left"/>
    </style:style>
    <style:style style:name="P34" style:family="paragraph">
      <style:paragraph-properties fo:line-height="100.00%" fo:text-align="left"/>
    </style:style>
    <style:style style:name="P35" style:family="paragraph">
      <style:paragraph-properties fo:line-height="100.00%" fo:text-align="left"/>
    </style:style>
  </office:automatic-styles>
  <office:body>
    <office:text>
      <text:p text:style-name="P1"><text:span text:style-name="T1">Zdravo svima moje ime je Dimitrije i danas zajedno sa kolegama Sandrom, Majom i Matijom<text:s/></text:span><text:span text:style-name="T2">ć</text:span><text:span text:style-name="T3">emo ispri</text:span><text:span text:style-name="T4">č</text:span><text:span text:style-name="T5">ati o na</text:span><text:span text:style-name="T6">č</text:span><text:span text:style-name="T7">inima debagovanja u programskom jeziku Python. </text:span></text:p>
      <text:p text:style-name="P1"><text:span text:style-name="T8">Pro</text:span><text:span text:style-name="T9">ć</text:span><text:span text:style-name="T10">i</text:span><text:span text:style-name="T11">ć</text:span><text:span text:style-name="T12">emo kroz teme kao<text:s/></text:span><text:span text:style-name="T13">š</text:span><text:span text:style-name="T14">to su op</text:span><text:span text:style-name="T15">š</text:span><text:span text:style-name="T16">te tehnike debagovanja, kori</text:span><text:span text:style-name="T17">šć</text:span><text:span text:style-name="T18">enje PDB debagera i okru</text:span><text:span text:style-name="T19">ž</text:span><text:span text:style-name="T20">enja PyCharm za debagovanje Python programa.</text:span></text:p>
      <text:p text:style-name="P1"><text:span text:style-name="T21">Pre nego što krenemo da pri</text:span><text:span text:style-name="T22">č</text:span><text:span text:style-name="T23">amo o tehnikama debagovanja da prvo ka</text:span><text:span text:style-name="T24">ž</text:span><text:span text:style-name="T25">emo<text:s/></text:span><text:span text:style-name="T26">š</text:span><text:span text:style-name="T27">ta je debagovanje. Debagovanje je proces pronala</text:span><text:span text:style-name="T28">ž</text:span><text:span text:style-name="T29">enja i otklanjanja gre</text:span><text:span text:style-name="T30">š</text:span><text:span text:style-name="T31">aka u programu. Gre</text:span><text:span text:style-name="T32">š</text:span><text:span text:style-name="T33">ke pri programiranju se svima de</text:span><text:span text:style-name="T34">š</text:span><text:span text:style-name="T35">avaju bilo da smo iskusni programer ili programirmo du</text:span><text:span text:style-name="T36">ž</text:span><text:span text:style-name="T37">i niz godina. Niko nije savr</text:span><text:span text:style-name="T38">š</text:span><text:span text:style-name="T39">en gre</text:span><text:span text:style-name="T40">š</text:span><text:span text:style-name="T41">ke pravimo svi. Samo debagovanje podrazumeva da znamo kako na</text:span><text:span text:style-name="T42">š</text:span><text:span text:style-name="T43"><text:s/>program treba da radi, da uo</text:span><text:span text:style-name="T44">č</text:span><text:span text:style-name="T45">imo da je do gre</text:span><text:span text:style-name="T46">š</text:span><text:span text:style-name="T47">ke do</text:span><text:span text:style-name="T48">š</text:span><text:span text:style-name="T49">lo, lociramo mesto gre</text:span><text:span text:style-name="T50">š</text:span><text:span text:style-name="T51">ke i otklonimo gre</text:span><text:span text:style-name="T52">š</text:span><text:span text:style-name="T53">ku.</text:span></text:p>
      <text:p text:style-name="P1"><text:span text:style-name="T54"/></text:p>
      <text:p text:style-name="P2"><text:span text:style-name="T55">Prvo<text:s/></text:span><text:span text:style-name="T56">ć</text:span><text:span text:style-name="T57">emo vam prikazati kako se re</text:span><text:span text:style-name="T58">š</text:span><text:span text:style-name="T59">avaju sintaksne gre</text:span><text:span text:style-name="T60">š</text:span><text:span text:style-name="T61">ke u Python-u . Ovde imam jedan jednostavan program koji sadr</text:span><text:span text:style-name="T62">ž</text:span><text:span text:style-name="T63">i funkciju koja treba da ispi</text:span><text:span text:style-name="T64">š</text:span><text:span text:style-name="T65">e broj indeksa studenta za zadato ime studenta. Izvr</text:span><text:span text:style-name="T66">š</text:span><text:span text:style-name="T67">avanjem ovog programa dobijemo naredni ispis. Vidimo da se program nije izvr</text:span><text:span text:style-name="T68">š</text:span><text:span text:style-name="T69">io i da je do</text:span><text:span text:style-name="T70">š</text:span><text:span text:style-name="T71">lo do gre</text:span><text:span text:style-name="T72">š</text:span><text:span text:style-name="T73">ke. Sam ispis koji je prevodilac ispisao nazivamo poruka o gre</text:span><text:span text:style-name="T74">š</text:span><text:span text:style-name="T75">ci. Ona sadr</text:span><text:span text:style-name="T76">ž</text:span><text:span text:style-name="T77">i slede</text:span><text:span text:style-name="T78">ć</text:span><text:span text:style-name="T79">e informacije koje su tip greške koja kod nas jeste SyntaxError, opis greške da nije validna sintaksa i traceback gde se može na</text:span><text:span text:style-name="T80">ć</text:span><text:span text:style-name="T81">i ta</text:span><text:span text:style-name="T82">č</text:span><text:span text:style-name="T83">no gde je do</text:span><text:span text:style-name="T84">š</text:span><text:span text:style-name="T85">lo do gre</text:span><text:span text:style-name="T86">š</text:span><text:span text:style-name="T87">ke. U tracebacku<text:s text:c="2"/>se ispiuje segment programa gde je došlo do greške, broj linije greške kao i niz funkcija koje su pozvane da bi stiglo do linije sa greškom. Tip greške jeste zapravo tip izuzetka, u Pajtonu postoje 47 razli</text:span><text:span text:style-name="T88">č</text:span><text:span text:style-name="T89">itih izuzetaka. SyntaxError kao i IndentionError predstavljaju gre</text:span><text:span text:style-name="T90">š</text:span><text:span text:style-name="T91">ke koje se najlak</text:span><text:span text:style-name="T92">š</text:span><text:span text:style-name="T93">e debaguju. Neki izuzezci se ne mogu izbe</text:span><text:span text:style-name="T94">ć</text:span><text:span text:style-name="T95">i, na primer ako u</text:span><text:span text:style-name="T96">č</text:span><text:span text:style-name="T97">itavamo neki fajl koji ne postoji, mo</text:span><text:span text:style-name="T98">ž</text:span><text:span text:style-name="T99">da ga je neko u me</text:span><text:span text:style-name="T100">đ</text:span><text:span text:style-name="T101">uvremenu izbrisao u tom slu</text:span><text:span text:style-name="T102">č</text:span><text:span text:style-name="T103">aju dolazi do FileNotFoundError. Takve izuzetke je najbolje reagovati<text:s text:c="2"/>hvatanjem izuzetaka koriš</text:span><text:span text:style-name="T104">ć</text:span><text:span text:style-name="T105">enjem try except bloka. Takodje treba napomenuti da se ne treba stavljati pass unutar except bloka i na takav na</text:span><text:span text:style-name="T106">č</text:span><text:span text:style-name="T107">in zaobi</text:span><text:span text:style-name="T108">ć</text:span><text:span text:style-name="T109">i da ne do</text:span><text:span text:style-name="T110">đ</text:span><text:span text:style-name="T111">e do izuzetka.<text:s text:c="2"/>Ako naš program ne izbacuje izuzetak ali ne radi kako treba onda takve greške nazivamo semantickim greskama.<text:s text:c="2"/>Takve greške je teže debagovati jer nemamo nikakvu informaciju od prevodioca, jedina informacija koju imamo jeste da program ne radi kako treba.</text:span></text:p>
      <text:p text:style-name="P2"><text:span text:style-name="T112"/></text:p>
      <text:p text:style-name="P2"><text:span text:style-name="T112"/></text:p>
      <text:p text:style-name="P2"><text:span text:style-name="T112"/></text:p>
      <text:p text:style-name="P3"><text:span text:style-name="T113">Sandra:</text:span></text:p>
      <text:p text:style-name="P3"><text:span text:style-name="T113">Slede</text:span><text:span text:style-name="T114">ć</text:span><text:span text:style-name="T115">e na radu nam je nau</text:span><text:span text:style-name="T116">č</text:span><text:span text:style-name="T117">ni pristup debagovanju. On predstavlja formalan pristup pronalaženju problema koji je zasnovan na slede</text:span><text:span text:style-name="T118">ć</text:span><text:span text:style-name="T119">im koracima:</text:span></text:p>
      <text:p text:style-name="P3"><text:span text:style-name="T120">1. Posmatraj</text:span></text:p>
      <text:p text:style-name="P3"><text:span text:style-name="T120">2. Napravi hipotezu</text:span></text:p>
      <text:p text:style-name="P3"><text:span text:style-name="T120">3. Predvidi</text:span></text:p>
      <text:p text:style-name="P3"><text:span text:style-name="T120">4. Testiraj</text:span></text:p>
      <text:p text:style-name="P3"><text:span text:style-name="T120">5. Zaklju</text:span><text:span text:style-name="T121">č</text:span><text:span text:style-name="T122">i</text:span></text:p>
      <text:p text:style-name="P3"><text:span text:style-name="T123">Prvo posmatramo naš kod I program da bi zapazili bag. Na osnovu uo</text:span><text:span text:style-name="T124">č</text:span><text:span text:style-name="T125">enog pona</text:span><text:span text:style-name="T126">š</text:span><text:span text:style-name="T127">anja pravimo neku hipotezu o tome<text:s/></text:span><text:span text:style-name="T128">š</text:span><text:span text:style-name="T129">ta se de</text:span><text:span text:style-name="T130">š</text:span><text:span text:style-name="T131">ava iza scene<text:s/></text:span><text:span text:style-name="T132">š</text:span><text:span text:style-name="T133">to izaziva taj bag. Tu hipotezu dalje treba da ispitamo nekim eksperimentom. To mozemo raditi nekom funkcijom ili dodavanjem nekog ispisa ili slicno. Na osnovu postavljene hipoteze, predvi</text:span><text:span text:style-name="T134">đ</text:span><text:span text:style-name="T135">amo<text:s/></text:span><text:span text:style-name="T136">š</text:span><text:span text:style-name="T137">ta<text:s/></text:span><text:span text:style-name="T138">ć</text:span><text:span text:style-name="T139">e da se desi sa programom ako je ona ta</text:span><text:span text:style-name="T140">č</text:span><text:span text:style-name="T141">na. Zatim program pu</text:span><text:span text:style-name="T142">š</text:span><text:span text:style-name="T143">tamo da radi, tj izvr</text:span><text:span text:style-name="T144">š</text:span><text:span text:style-name="T145">avamo eksperiment. Ako se rezultat eksperimenta poklapa sa o</text:span><text:span text:style-name="T146">č</text:span><text:span text:style-name="T147">ekivanim , na</text:span><text:span text:style-name="T148">š</text:span><text:span text:style-name="T149">li smo re</text:span><text:span text:style-name="T150">š</text:span><text:span text:style-name="T151">enje, tj izvor baga. U suprotnom, vra</text:span><text:span text:style-name="T152">ć</text:span><text:span text:style-name="T153">amo se na korak 2 ,I, ili malo menjamo hipotezu, ili postavljamo potpuno novu I idemo dalje po koracima. Ovo nastavljamo dok ne do</text:span><text:span text:style-name="T154">đ</text:span><text:span text:style-name="T155">emo do re</text:span><text:span text:style-name="T156">š</text:span><text:span text:style-name="T157">enja.</text:span></text:p>
      <text:p text:style-name="P3"><text:span text:style-name="T158">Da bi efikasno primenili ovaj na</text:span><text:span text:style-name="T159">č</text:span><text:span text:style-name="T160">in debagovanja, potrebno je</text:span></text:p>
      <text:p text:style-name="P3"><text:span text:style-name="T161">da dobro vladamo tehnikama reprodukcije grešaka,</text:span></text:p>
      <text:p text:style-name="P3"><text:span text:style-name="T161">automatizacijom i izolacijom grešaka, tj, da mozemo namerno ili sami ili preko programa da izazovemo bag. kao i da metodu ne</text:span></text:p>
      <text:p text:style-name="P4"><text:span text:style-name="T161">primenjujemo za ”lake”greške, greške koje sami možemo da na</text:span><text:span text:style-name="T162">đ</text:span><text:span text:style-name="T163">emo ako se skoncentri</text:span><text:span text:style-name="T164">š</text:span><text:span text:style-name="T165">emo na kod.</text:span></text:p>
      <text:p text:style-name="P5"><text:span text:style-name="T166">Print je jednostavna, ali mo</text:span><text:span text:style-name="T167">ć</text:span><text:span text:style-name="T168">na metoda za debagovanje. Ako je koristimo adekvatno, ona postaje veoma sistemati</text:span><text:span text:style-name="T169">č</text:span><text:span text:style-name="T170">na I korisna. Za lep</text:span><text:span text:style-name="T171">š</text:span><text:span text:style-name="T172">i ispis slo</text:span><text:span text:style-name="T173">ž</text:span><text:span text:style-name="T174">enih tipova podataka mo</text:span><text:span text:style-name="T175">ž</text:span><text:span text:style-name="T176">emo</text:span></text:p>
      <text:p text:style-name="P5"><text:span text:style-name="T177">koristiti biblioteku pprint.</text:span></text:p>
      <text:p text:style-name="P5"><text:span text:style-name="T177">Korisna je i biblioteka logging, pogotovo ako radimo u nekim ve</text:span><text:span text:style-name="T178">ć</text:span><text:span text:style-name="T179">im informacionim sistemima. Tu su nam, izmedu ostalih, na raspolaganju klase:</text:span></text:p>
      <text:p text:style-name="P5"><text:span text:style-name="T180">1. Logger</text:span></text:p>
      <text:p text:style-name="P5"><text:span text:style-name="T180">2. LogRecord</text:span></text:p>
      <text:p text:style-name="P5"><text:span text:style-name="T180">3. Handler</text:span></text:p>
      <text:p text:style-name="P5"><text:span text:style-name="T180">4. Filter</text:span></text:p>
      <text:p text:style-name="P6"><text:span text:style-name="T180">5. Formatter</text:span></text:p>
      <text:p text:style-name="P6"><text:span text:style-name="T180">Loggger je interfejs koji nam omogucava ovaj fleksibilan pristup debagovanju. On sadrzi atribute I metode za ispis koje se pozivaju nad njim, kao sto su error, warning, info, debug itd. Kada se svaka od tih metoda pozove, Logger interno pravi instancu LogRecord klase koja odgovara tom ispisu I cuva informacije o ispisu I nivou ispisa. Dalje, imamo hendlere koji se mogu dodati logger objektu I koji log zapise prosle</text:span><text:span text:style-name="T181">đ</text:span><text:span text:style-name="T182">uju na odgovaraju</text:span><text:span text:style-name="T183">ć</text:span><text:span text:style-name="T184">e mesto na sistemu. Hendleri mogu da koriste I filtere I formatere. . Filterima mozemo recimo da vidimo samo log zapise nekog odre</text:span><text:span text:style-name="T185">đ</text:span><text:span text:style-name="T186">enog logera. Formaterima se odre</text:span><text:span text:style-name="T187">đ</text:span><text:span text:style-name="T188">uje format finalnog ispisa pre nego sto se prosledi nekom fajlu.</text:span></text:p>
      <text:p text:style-name="P6"><text:span text:style-name="T189"/></text:p>
      <text:p text:style-name="P6"><text:span text:style-name="T189"/></text:p>
      <text:p text:style-name="P6"><text:span text:style-name="T189"/></text:p>
      <text:p text:style-name="P6"><text:span text:style-name="T189"/></text:p>
      <text:p text:style-name="P7"><text:span text:style-name="T190">Maja:</text:span></text:p>
      <text:p text:style-name="P7"><text:span text:style-name="T191">Pdb</text:span><text:span text:style-name="T192"><text:s/>predstavlja interaktivni program za otklanjanje gresaka(debager). Koristimo ga radi pracenja izvrsavanja programa korak po korak, pruzajuci nam pomoc pri resavanju bagova. Debagovanje programa mozemo pokrenuti iz:</text:span></text:p>
      <text:p text:style-name="P7"><text:span text:style-name="T193">1.komandne linije</text:span></text:p>
      <text:p text:style-name="P7"><text:span text:style-name="T193">2.iz samog programa</text:span></text:p>
      <text:p text:style-name="P8"><text:span text:style-name="T194">1. komandana linija:</text:span><text:span text:style-name="T195"><text:s/>Pokrecemo skript Pdb komandom<text:s/></text:span><text:span text:style-name="T196">python -m pdb imeprograma.py arg1 arg2</text:span></text:p>
      <text:p text:style-name="P8"><text:span text:style-name="T197">2.iz programa:</text:span><text:span text:style-name="T198">Ume</text:span><text:span text:style-name="T199">ć</text:span><text:span text:style-name="T200">emo deo koda u program na mesto odakle<text:s/></text:span><text:span text:style-name="T201">ž</text:span><text:span text:style-name="T202">elimo da zapo</text:span><text:span text:style-name="T203">č</text:span><text:span text:style-name="T204">nemo proces debagovanja. Taj deo koda je<text:s/></text:span><text:span text:style-name="T205">import pdb; pdb.set trace()</text:span></text:p>
      <text:p text:style-name="P9"><text:span text:style-name="T206">pdb.set trace()</text:span><text:span text:style-name="T207"><text:s/>postavlja debager za pozivaju</text:span><text:span text:style-name="T208">ć</text:span><text:span text:style-name="T209">i stek okvir.</text:span></text:p>
      <text:p text:style-name="P9"><text:span text:style-name="T210">Primer: Ovde imamo neki prost primer sa listama koji ce prijaviti gresku zbog deljenja nulom.</text:span></text:p>
      <text:p text:style-name="P9"><text:span text:style-name="T211"/></text:p>
      <text:p text:style-name="P9"><text:span text:style-name="T212">my_list = [1 ,9 ,13 ,3 ,12]</text:span></text:p>
      <text:p text:style-name="P9"><text:span text:style-name="T212">new_list = list ( map ( lambda x : x *2 , my_list ) )</text:span></text:p>
      <text:p text:style-name="P9"><text:span text:style-name="T212">def sub (a , b ) :</text:span></text:p>
      <text:p text:style-name="P9"><text:span text:style-name="T212"><text:s text:c="3"/>print ( a )</text:span></text:p>
      <text:p text:style-name="P9"><text:span text:style-name="T212"><text:s text:c="3"/>return a – b</text:span></text:p>
      <text:p text:style-name="P9"><text:span text:style-name="T212">diff = sub (40 ,2)</text:span></text:p>
      <text:p text:style-name="P9"><text:span text:style-name="T212">my_list_sum = sum ( my_list )</text:span></text:p>
      <text:p text:style-name="P9"><text:span text:style-name="T212">experiment = sum ( new_list ) / sub ( diff , my_list_sum )</text:span></text:p>
      <text:p text:style-name="P9"><text:span text:style-name="T213"/></text:p>
      <text:p text:style-name="P9"><text:span text:style-name="T214">1. Ako sada pokrenemo program iz komandne linije na nacin o kom sam malopre govorila u konzoli ce biti ispisano:</text:span></text:p>
      <text:p text:style-name="P9"><text:span text:style-name="T215">→prvi.py(1)&lt;module&gt;()</text:span></text:p>
      <text:p text:style-name="P9"><text:span text:style-name="T215">→my_list=[1,9,13,3,12]</text:span></text:p>
      <text:p text:style-name="P9"><text:span text:style-name="T215">(Pdb)</text:span></text:p>
      <text:p text:style-name="P9"><text:span text:style-name="T216">Kako ovo tumacimo? </text:span></text:p>
      <text:p text:style-name="P9"><text:span text:style-name="T217">&gt;</text:span><text:span text:style-name="T218">zapocinje prvi red I govori u kojoj izvornoj datoteci se nalazimo, u zagradi se nalazi broj linije u kodu na kojoj se nalazimo a potom I ime funkcije. U slucaju da nismo upali u neku funkciju pisace &lt;module&gt;()</text:span></text:p>
      <text:p text:style-name="P10"><text:span text:style-name="T219">→</text:span><text:span text:style-name="T220">trenutna linija u kojoj je program pauziran. Ta linija jos uvek nije izvrsena. Zapravo debager prikazuje sledecu liniju koja ce biti izvrsena a to je upravo my_list.</text:span></text:p>
      <text:p text:style-name="P11"><text:span text:style-name="T220">Komanda<text:s/></text:span><text:span text:style-name="T221">n (next)<text:s/></text:span><text:span text:style-name="T222">izvrsava sledecu liniju.</text:span></text:p>
      <text:p text:style-name="P12"><text:span text:style-name="T222">Slicna komanda je komanda</text:span><text:span text:style-name="T223"><text:s/>s (step)</text:span><text:span text:style-name="T224"><text:s/>koja takodje izvrsava narednu liniju ali ukoliko ona sadrzi poziv neke funkcije onda se vrsi skok na prvu liniju te funkcije. I<text:s/></text:span><text:span text:style-name="T225">n</text:span><text:span text:style-name="T226"><text:s/>i<text:s/></text:span><text:span text:style-name="T227">s<text:s/></text:span><text:span text:style-name="T228">ce prekinuti izvrsavanje kada dodjemo do kraja trenutne funkcije I stampa se<text:s/></text:span><text:span text:style-name="T229">–Return--<text:s/></text:span><text:span text:style-name="T230">zajedno sa povratnom vrednoscu na kraju sledeceg reda nakon<text:s/></text:span><text:span text:style-name="T231">→.</text:span></text:p>
      <text:p text:style-name="P12"><text:span text:style-name="T232"/></text:p>
      <text:p text:style-name="P13"><text:span text:style-name="T233">&gt; prvi . py (1) &lt; module &gt;()</text:span></text:p>
      <text:p text:style-name="P13"><text:span text:style-name="T233">-&gt; my_list = [1 ,9 ,13 ,3 ,12]</text:span></text:p>
      <text:p text:style-name="P14"><text:span text:style-name="T233">( Pdb )</text:span><text:span text:style-name="T234"><text:s/>n</text:span></text:p>
      <text:p text:style-name="P15"><text:span text:style-name="T235">&gt; prvi . py (2) &lt; module &gt;()</text:span></text:p>
      <text:p text:style-name="P15"><text:span text:style-name="T235">-&gt; new_list = list ( map ( lambda x : x *2 , my_list ) )</text:span></text:p>
      <text:p text:style-name="P16"><text:span text:style-name="T235">( Pdb )<text:s/></text:span><text:span text:style-name="T236">n</text:span></text:p>
      <text:p text:style-name="P17"><text:span text:style-name="T237">&gt; prvi . py (3) &lt; module &gt;()</text:span></text:p>
      <text:p text:style-name="P17"><text:span text:style-name="T237">-&gt; def sub (a , b ) :</text:span></text:p>
      <text:p text:style-name="P18"><text:span text:style-name="T237">( Pdb )<text:s/></text:span><text:span text:style-name="T238">n</text:span></text:p>
      <text:p text:style-name="P19"><text:span text:style-name="T239">&gt; prvi . py (6) &lt; module &gt;()</text:span></text:p>
      <text:p text:style-name="P19"><text:span text:style-name="T239">-&gt; diff = sub (40 ,2)</text:span></text:p>
      <text:p text:style-name="P20"><text:span text:style-name="T239">( Pdb )</text:span><text:span text:style-name="T240"><text:s/>s</text:span></text:p>
      <text:p text:style-name="P21"><text:span text:style-name="T241">-- Call - -</text:span></text:p>
      <text:p text:style-name="P21"><text:span text:style-name="T241">&gt; prvi . py (3) &lt; module &gt;()</text:span></text:p>
      <text:p text:style-name="P21"><text:span text:style-name="T241">-&gt; def sub (a , b ) :</text:span></text:p>
      <text:p text:style-name="P22"><text:span text:style-name="T241">( Pdb )<text:s/></text:span><text:span text:style-name="T242">n</text:span></text:p>
      <text:p text:style-name="P23"><text:span text:style-name="T243">&gt; prvi . py (4) sub ()</text:span></text:p>
      <text:p text:style-name="P23"><text:span text:style-name="T243">-&gt; print ( a )</text:span></text:p>
      <text:p text:style-name="P24"><text:span text:style-name="T243">( Pdb )</text:span><text:span text:style-name="T244"><text:s/>n</text:span></text:p>
      <text:p text:style-name="P25"><text:span text:style-name="T245">40</text:span></text:p>
      <text:p text:style-name="P25"><text:span text:style-name="T245">&gt; prvi . py (5) sub ()</text:span></text:p>
      <text:p text:style-name="P25"><text:span text:style-name="T245">-&gt; return a - b</text:span></text:p>
      <text:p text:style-name="P26"><text:span text:style-name="T245">( Pdb )<text:s/></text:span><text:span text:style-name="T246">n</text:span></text:p>
      <text:p text:style-name="P27"><text:span text:style-name="T246">-- Return - -</text:span></text:p>
      <text:p text:style-name="P28"><text:span text:style-name="T247">&gt; prvi . py (5) sub - &gt;</text:span><text:span text:style-name="T248">38</text:span></text:p>
      <text:p text:style-name="P29"><text:span text:style-name="T249">-&gt; return a – b</text:span></text:p>
      <text:p text:style-name="P29"><text:span text:style-name="T250"/></text:p>
      <text:p text:style-name="P29"><text:span text:style-name="T251">Ukoliko unesemo jos<text:s/></text:span><text:span text:style-name="T252">3</text:span><text:span text:style-name="T253"><text:s/>puta komandu<text:s/></text:span><text:span text:style-name="T254">n<text:s/></text:span><text:span text:style-name="T255">(</text:span><text:span text:style-name="T256"><text:s/></text:span><text:span text:style-name="T257">komanda<text:s/></text:span><text:span text:style-name="T258">Enter<text:s/></text:span><text:span text:style-name="T259">pamti poslednju unetu komandu) odnosno ukoliko prodjemo kroz naredne tri linije koda prijavice nam gresku<text:s/></text:span><text:span text:style-name="T260">ZeroDivisionError</text:span><text:span text:style-name="T261"><text:s/>kao sto smo I ocekivali. Komandom<text:s/></text:span><text:span text:style-name="T262">q</text:span><text:span text:style-name="T263"><text:s/>prekidamo debagovanje I izlazimo iz programa.</text:span></text:p>
      <text:p text:style-name="P29"><text:span text:style-name="T263">Postoji veliki broj komandi koje mozemo koristiti, vise o njima mozete procitati u nasem seminarskom radu ali usled ogranicenosti sa vremenom da kazemo par reci I o pokretanju debagera iz samog programa. </text:span></text:p>
      <text:p text:style-name="P30"><text:span text:style-name="T263">Tacke prekida sluze da naglasimo gde je izvrsavanje zaustavljeno. Postavljamo ih tamo gde zelimo da istrazujemo I one nam mogu ustedeti puno vremena.</text:span></text:p>
      <text:p text:style-name="P31"><text:span text:style-name="T263">Odlucujemo se da postavimo tacku prekida bas iznad linije<text:s/></text:span><text:span text:style-name="T264">experiment<text:s/></text:span><text:span text:style-name="T265">tako da ta linija bude sledeca na redu za izvrsavanje. Ako sada program pokrenemo sa<text:s/></text:span><text:span text:style-name="T266">python prvi.py</text:span><text:span text:style-name="T267"><text:s/>upravo ce ta linija biti prva na redu za izvrsavanje.</text:span></text:p>
      <text:p text:style-name="P31"><text:span text:style-name="T268">import pdb ; pdb . set_trace ()</text:span></text:p>
      <text:p text:style-name="P31"><text:span text:style-name="T268">experiment = sum ( new_list ) / sub ( diff , my_list_sum )</text:span></text:p>
      <text:p text:style-name="P31"><text:span text:style-name="T269">U slucaju da pokrenemo sa argumentima<text:s/></text:span><text:span text:style-name="T270">-m pdb<text:s/></text:span><text:span text:style-name="T271">izvrsavanje krece od prve linije. Biramo ovu opciju da bih vam pokazala jos jednu komandu. </text:span></text:p>
      <text:p text:style-name="P31"><text:span text:style-name="T271">Komanda<text:s/></text:span><text:span text:style-name="T272">c (continue)</text:span><text:span text:style-name="T273"><text:s/>nastavlja izvrsavanje dok se ne naidje na tacku prekida.</text:span></text:p>
      <text:p text:style-name="P31"><text:span text:style-name="T273">&gt; prvi . py (1) &lt; module &gt;()</text:span></text:p>
      <text:p text:style-name="P31"><text:span text:style-name="T273">-&gt; my_list = [1 ,9 ,13 ,3 ,12]</text:span></text:p>
      <text:p text:style-name="P32"><text:span text:style-name="T273">( Pdb )</text:span><text:span text:style-name="T274"><text:s/>c</text:span></text:p>
      <text:p text:style-name="P33"><text:span text:style-name="T275">40</text:span></text:p>
      <text:p text:style-name="P33"><text:span text:style-name="T275">&gt; prvi . py (9) &lt; module &gt;()</text:span></text:p>
      <text:p text:style-name="P33"><text:span text:style-name="T275">-&gt; experiment = sum ( new_list ) / sub ( diff , my_list_sum )</text:span></text:p>
      <text:p text:style-name="P34"><text:span text:style-name="T275">( Pdb )<text:s/></text:span><text:span text:style-name="T276">n</text:span></text:p>
      <text:p text:style-name="P35"><text:span text:style-name="T277">38</text:span></text:p>
      <text:p text:style-name="P35"><text:span text:style-name="T277">Z e r o D i v i s i o n E r r o r : division by zero</text:span></text:p>
      <text:p text:style-name="P35"><text:span text:style-name="T277">Tacke prekida mozemo postavljati I komandom<text:s/></text:span><text:span text:style-name="T278">b (break)</text:span><text:span text:style-name="T279">. Mozemo postavljati vise tacaka prekida. Navodi se broj linije ili ime funkcije u kojoj je izvrsavanje zaustavljeno. U nasem primeru bi to bilo</text:span></text:p>
      <text:p text:style-name="P35"><text:span text:style-name="T280">(Pdb) b 9<text:s text:c="4"/></text:span><text:span text:style-name="T281">(jer je linija koju istrazujemo deveta u kodu).</text:span></text:p>
      <text:p text:style-name="P35"><text:span text:style-name="T281">Komanda<text:s/></text:span><text:span text:style-name="T282">cl(ear) &lt;number&gt;</text:span><text:span text:style-name="T283"><text:s/>uklanja tacku prekida obelezenu brojem.</text:span></text:p>
      <text:p text:style-name="P35"><text:span text:style-name="T283"/></text:p>
      <text:p text:style-name="P35"><text:span text:style-name="T283"/></text:p>
      <text:p text:style-name="P35"><text:span text:style-name="T283"/></text:p>
      <text:p text:style-name="P35"><text:span text:style-name="T283"/></text:p>
      <text:p text:style-name="P35"><text:span text:style-name="T283">Matija:</text:span></text:p>
      <text:p text:style-name="P35"><text:span text:style-name="T283">Sada cemo malo pricati o PyCharm debugeru</text:span></text:p>
      <text:p text:style-name="P35"><text:span text:style-name="T283">Sta je pyCharm? To je integrisano razvojno okruzenje koje se koristi za razvoj aplikacija u programskom jeziku python</text:span></text:p>
      <text:p text:style-name="P35"><text:span text:style-name="T283">Nama je PyCharm interesantan zbog svog debuggera i njegovog grafickog interfejsa.</text:span></text:p>
      <text:p text:style-name="P35"><text:span text:style-name="T283">Bitne tehnike i opcije koje nam pruza pycharm su Detaljno debagovanje, posmatranja,inline debugger i evaluacija izraza.</text:span></text:p>
      <text:p text:style-name="P35"><text:span text:style-name="T283">Pre nego sto pokrenemo debuger moramo postaviti tacke prekida<text:s text:c="2"/>koja se u Pycharmu postavljaju klikom uz levu marginu, crveni kruzic ce nam<text:s text:c="2"/>oznaciti da je tacka prekida uspesno postavljena.</text:span></text:p>
      <text:p text:style-name="P35"><text:span text:style-name="T283">Sam Debugger pokrecemo prilikom kompilacije odabirom adekvatne opcije za to.</text:span></text:p>
      <text:p text:style-name="P35"><text:span text:style-name="T283">Kada pokrenemo debugger dobijamo tzv. Debugg Tool window gde se nalaze sve malopre spometune tehnike debagovanja.</text:span></text:p>
      <text:p text:style-name="P35"><text:span text:style-name="T283">Sada cemo malo vise pricati o tim tehnikama.</text:span></text:p>
      <text:p text:style-name="P35"><text:span text:style-name="T283">-Inline debugger nam omogucava da klikom na tacku prekida u vidu komentara dobijamo u nasem editoru sve vrednosti promenljivih</text:span></text:p>
      <text:p text:style-name="P35"><text:span text:style-name="T283">koje ce se menjati kako se program bude izvrsavao.</text:span></text:p>
      <text:p text:style-name="P35"><text:span text:style-name="T283">-Eval. izraza omogucava da izracunavamo vrednosti izraza sa trenutnim vrednostima promenljivih u kodu i omogucava nam</text:span></text:p>
      <text:p text:style-name="P35"><text:span text:style-name="T283">da dodeljujemo vrednosti promenljivim sto je korisno ne samo kod debugovanja nego i kod testiranja koda.</text:span></text:p>
      <text:p text:style-name="P35"><text:span text:style-name="T283">-Posmatranja predstavljaju prozor gde nam se na jednom mestu nalaze sve promenjive koje su trenutno definisane, a mozemo ih rucno</text:span></text:p>
      <text:p text:style-name="P35"><text:span text:style-name="T283">dodati promenljive iako one nisu trenutno definisane i one ce biti pracene.</text:span></text:p>
      <text:p text:style-name="P35"><text:span text:style-name="T283">-Detaljno debug nam omogucava da se krecemo kroz kod korak po korak uz tzv stepping tool bar koji se nalazi u Debugg tool window, opcije<text:s text:c="2"/>stepping tool bara su<text:s text:c="2"/>step over , step into, step into my code. Step over jednostavno prelazi na sledecu liniju,</text:span></text:p>
      <text:p text:style-name="P35"><text:span text:style-name="T283">step into prelazi na sledecu liniju ali ce nas takodje voditi kroz funkcije i biblioteke gde god da su one definisane, step into my code prelazi na sledecu liniju<text:s text:c="2"/>ali nece se kretati van naseg koda.</text:span></text:p>
      <text:p text:style-name="P35"><text:span text:style-name="T283"/></text:p>
      <text:p text:style-name="P35"><text:span text:style-name="T283">Zaklj.</text:span></text:p>
      <text:p text:style-name="P35"><text:span text:style-name="T283">Sve tehnike debagovanje koje smo vam danas prikazali su jednako mocne i ne treba vrsiti njihovo porednjenje, vec kao iskusan programer</text:span></text:p>
      <text:p text:style-name="P35"><text:span text:style-name="T283">treba biti upoznat sa njima.</text:span></text:p>
      <text:p text:style-name="P35"><text:span text:style-name="T283"/></text:p>
      <text:p text:style-name="P35"><text:span text:style-name="T283"/></text:p>
      <text:p text:style-name="P35"><text:span text:style-name="T283"/></text:p>
      <text:p text:style-name="P35"><text:span text:style-name="T283"/></text:p>
      <text:p text:style-name="P35"><text:span text:style-name="T28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